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1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Horace Mose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5 November 1869</text:p>
      <text:p text:style-name="P2">Month<text:tab/><text:tab/><text:tab/><text:tab/><text:tab/><text:tab/>November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s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Rev'd S Morais/</text:p>
      <text:p text:style-name="P2">&amp;c &amp;c &amp;c/</text:p>
      <text:p text:style-name="P2">My Dear Sir/</text:p>
      <text:p text:style-name="P2"><text:tab/>I hope you will permit/ me to express my satisfaction/ with your “address on the/ life &amp; character of Miss Gratz &amp;/ to thank you most gratefully/ for transmitting to posterity/ so full an appreciation of/ her peculiar traits of character,/ blessed as I was in living so/ many years in the most/ affectionate relation to her/ whom you so eloquently portray,/ I can only be thankful that/ she has found “after her/ death such an honest/ chronicler” I also desire/</text:p>
      <text:p text:style-name="P2"/>
      <text:p text:style-name="P2">[Page 2]</text:p>
      <text:p text:style-name="P2">to seize this opportunity to/ again thank you most/ sincerely for your very great/ kindness and consideration/ on the day of Miss Gratz's/ funeral/</text:p>
      <text:p text:style-name="P2"><text:tab/>with great respect &amp; esteem/</text:p>
      <text:p text:style-name="P2"><text:soft-page-break/><text:tab/><text:tab/>Horace Moses/</text:p>
      <text:p text:style-name="P2">Nov 15(/)69/</text:p>
      <text:p text:style-name="P2"><text:span text:style-name="T1">118 So. 13</text:span><text:span text:style-name="T2">th</text:span><text:span text:style-name="T1">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3:13:50</meta:creation-date>
    <dc:date>2011-12-13T11:32:59.90</dc:date>
    <dc:language>en-US</dc:language>
    <meta:editing-cycles>3</meta:editing-cycles>
    <meta:editing-duration>PT00H04M11S</meta:editing-duration>
    <meta:document-statistic meta:table-count="0" meta:image-count="0" meta:object-count="0" meta:page-count="3" meta:paragraph-count="71" meta:word-count="300" meta:character-count="1988"/>
    <dc:creator>Penn Libraries</dc:creator>
    <meta:user-defined meta:name="Info 1"/>
    <meta:user-defined meta:name="Info 2"/>
    <meta:user-defined meta:name="Info 3"/>
    <meta:user-defined meta:name="Info 4"/>
  </office:meta>
</office:document-meta>
</file>